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'Droid Sans Fallback'"/>
    <style:font-face style:name="Times New Roman" svg:font-family="'Times New Roman', 'Nimbus Roman No9 L'" style:font-family-generic="roman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color="#000000" loext:opacity="100%" style:text-line-through-style="none" style:text-line-through-type="none" style:font-name="Likhan" fo:font-size="11pt" fo:language="en" fo:country="US" fo:font-style="italic" fo:font-weight="bold" style:font-size-asian="11pt" style:font-style-asian="italic" style:font-weight-asian="bold" style:font-name-complex="Likhan" style:font-size-complex="11pt" style:font-style-complex="italic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font-name="Likhan" fo:font-size="14pt" fo:language="en" fo:country="US" style:font-size-asian="14pt" style:font-name-complex="Likhan" style:font-size-complex="14pt"/>
    </style:style>
    <style:style style:name="P4" style:family="paragraph" style:parent-style-name="Standard">
      <style:text-properties fo:color="#000000" loext:opacity="100%" style:text-line-through-style="none" style:text-line-through-type="none" style:font-name="Likhan" fo:font-size="11pt" fo:language="en" fo:country="US" fo:font-style="italic" fo:font-weight="bold" style:font-size-asian="11pt" style:font-style-asian="italic" style:font-weight-asian="bold" style:font-name-complex="Likhan" style:font-size-complex="11pt" style:font-style-complex="italic" style:font-weight-complex="bold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style:font-name="Likhan" fo:font-size="14pt" fo:language="en" fo:country="US" style:font-size-asian="14pt" style:font-name-complex="Likhan" style:font-size-complex="14pt"/>
    </style:style>
    <style:style style:name="T3" style:family="text">
      <style:text-properties fo:color="#000000" loext:opacity="100%" style:text-line-through-style="none" style:text-line-through-type="none" style:font-name="Likhan" fo:font-size="11pt" fo:language="en" fo:country="US" fo:font-style="italic" fo:font-weight="bold" style:font-size-asian="11pt" style:font-style-asian="italic" style:font-weight-asian="bold" style:font-name-complex="Likhan" style:font-size-complex="11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r. Raúl García<text:span text:style-name="T2"/></text:p>
      <text:p text:style-name="P3">Cap del departament comercial<text:span text:style-name="T1"/></text:p>
      <text:p text:style-name="P3">Carrer de Maria Lluïsa Serra, 87<text:span text:style-name="T2"/></text:p>
      <text:p text:style-name="P3">MENORCA<text:span text:style-name="T2"/></text:p>
      <text:p text:style-name="P3"/>
      <text:p text:style-name="P3"/>
      <text:p text:style-name="P3">Senyor,<text:span text:style-name="T2"/></text:p>
      <text:p text:style-name="P3">Ens agradaria fer una comanda de dues impressores multifuncions específicament els dos models següents:<text:span text:style-name="T2"/></text:p>
      <text:p text:style-name="P3"/>
      <text:p text:style-name="P3">MULTIFUNCIONALES XEROX VERSALINK SERIE B7100<text:span text:style-name="T2"/></text:p>
      <text:p text:style-name="P3">MULTIFUNCIONALES XEROX ALTALINK SERIE B8100<text:span text:style-name="T2"/></text:p>
      <text:p text:style-name="P3"/>
      <text:p text:style-name="P3">Mentre esperam la recepció de la nostra comanda, us saludam ben atentament.<text:span text:style-name="T2"/></text:p>
      <text:p text:style-name="P3"/>
      <text:p text:style-name="P3"/>
      <text:p text:style-name="P3">[rúbrica]<text:span text:style-name="T2"/></text:p>
      <text:p text:style-name="P3"/>
      <text:p text:style-name="P3"/>
      <text:p text:style-name="P3">Anna Gornés Florit<text:span text:style-name="T2"/></text:p>
      <text:p text:style-name="P3">Cap d’estudi de l’IES Joan Ramis<text:span text:style-name="T2"/></text:p>
      <text:p text:style-name="P3"/>
      <text:p text:style-name="P3">Maó, 10 de novembre de 2023<text:span text:style-name="T2"/></text:p>
      <text:p text:style-name="P3"/>
      <text:p text:style-name="P3"/>
      <text:p text:style-name="P3">PD: Us farem una valoració positiv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'Droid Sans Fallback'"/>
    <style:font-face style:name="Times New Roman" svg:font-family="'Times New Roman', 'Nimbus Roman No9 L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Nimbus Roman No9 L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color="#000000" loext:opacity="100%" style:text-line-through-style="none" style:text-line-through-type="none" style:font-name="Likhan" fo:font-size="11pt" fo:language="en" fo:country="US" fo:font-style="italic" fo:font-weight="bold" style:font-size-asian="11pt" style:font-style-asian="italic" style:font-weight-asian="bold" style:font-name-complex="Likhan" style:font-size-complex="11pt" style:font-style-complex="italic" style:font-weight-complex="bold"/>
    </style:style>
    <style:style style:name="MP2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color="#000000" loext:opacity="100%" style:text-line-through-style="none" style:text-line-through-type="none" style:font-name="Likhan" fo:font-size="11pt" fo:language="en" fo:country="US" fo:font-style="italic" fo:font-weight="bold" style:font-size-asian="11pt" style:font-style-asian="italic" style:font-weight-asian="bold" style:font-name-complex="Likhan" style:font-size-complex="11pt" style:font-style-complex="italic" style:font-weight-complex="bold"/>
    </style:style>
    <style:style style:name="MT1" style:family="text">
      <style:text-properties fo:color="#000000" loext:opacity="100%" style:text-line-through-style="none" style:text-line-through-type="none" style:font-name="Likhan" fo:font-size="11pt" fo:language="en" fo:country="US" fo:font-style="italic" fo:font-weight="bold" style:font-size-asian="11pt" style:font-style-asian="italic" style:font-weight-asian="bold" style:font-name-complex="Likhan" style:font-size-complex="11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IES Joan <text:span text:style-name="MT1"/></text:p>
        <text:p text:style-name="MP1">Ramis i Ramis<text:span text:style-name="MT1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3-11-10T10:10:00</meta:creation-date>
    <dc:creator>cicles</dc:creator>
    <dc:date>2023-11-10T10:17:41</dc:date>
    <meta:editing-cycles>1</meta:editing-cycles>
    <meta:editing-duration>P8DT2H</meta:editing-duration>
    <meta:document-statistic meta:table-count="0" meta:image-count="0" meta:object-count="0" meta:page-count="1" meta:paragraph-count="16" meta:word-count="78" meta:character-count="498" meta:non-whitespace-character-count="435"/>
    <meta:generator>LibreOffice/7.6.2.1$Windows_X86_64 LibreOffice_project/56f7684011345957bbf33a7ee678afaf4d2ba333</meta:generator>
    <meta:user-defined meta:name="KSOProductBuildVer">1033-11.1.0.11704</meta:user-defined>
  </office:meta>
</office:document-meta>
</file>